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3.542cm" style:rel-column-width="13653*"/>
    </style:style>
    <style:style style:name="Table1.C" style:family="table-column">
      <style:table-column-properties style:column-width="7.793cm" style:rel-column-width="3004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1bc8de" officeooo:paragraph-rsid="001bc8de"/>
    </style:style>
    <style:style style:name="P2" style:family="paragraph" style:parent-style-name="Title">
      <style:text-properties officeooo:rsid="001bc8de" officeooo:paragraph-rsid="001bc8de"/>
    </style:style>
    <style:style style:name="P3" style:family="paragraph" style:parent-style-name="Text_20_body">
      <style:text-properties officeooo:rsid="001da839" officeooo:paragraph-rsid="001da839"/>
    </style:style>
    <style:style style:name="P4" style:family="paragraph" style:parent-style-name="Text_20_body">
      <style:text-properties officeooo:rsid="00271a98" officeooo:paragraph-rsid="00271a98"/>
    </style:style>
    <style:style style:name="P5" style:family="paragraph" style:parent-style-name="Text_20_body">
      <style:text-properties officeooo:paragraph-rsid="003bd655"/>
    </style:style>
    <style:style style:name="P6" style:family="paragraph" style:parent-style-name="Table">
      <style:paragraph-properties fo:keep-with-next="always"/>
    </style:style>
    <style:style style:name="P7" style:family="paragraph" style:parent-style-name="Table_20_Contents">
      <style:text-properties officeooo:rsid="003cd79a" officeooo:paragraph-rsid="003cd79a"/>
    </style:style>
    <style:style style:name="P8" style:family="paragraph" style:parent-style-name="Table_20_Contents">
      <style:text-properties officeooo:rsid="003e2807" officeooo:paragraph-rsid="003e2807"/>
    </style:style>
    <style:style style:name="P9" style:family="paragraph" style:parent-style-name="Table_20_Contents">
      <style:text-properties officeooo:rsid="003e2807" officeooo:paragraph-rsid="0050d364"/>
    </style:style>
    <style:style style:name="P10" style:family="paragraph" style:parent-style-name="Table_20_Contents">
      <style:text-properties officeooo:rsid="003fdf35" officeooo:paragraph-rsid="003fdf35"/>
    </style:style>
    <style:style style:name="P11" style:family="paragraph" style:parent-style-name="Table_20_Contents">
      <style:text-properties officeooo:rsid="0040e8f8" officeooo:paragraph-rsid="0040e8f8"/>
    </style:style>
    <style:style style:name="P12" style:family="paragraph" style:parent-style-name="Text_20_body">
      <style:text-properties officeooo:rsid="00375713" officeooo:paragraph-rsid="00375713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39847f" officeooo:paragraph-rsid="0039847f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4abf84" officeooo:paragraph-rsid="004abf84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55a036" officeooo:paragraph-rsid="0055a036" style:font-weight-asian="bold" style:font-weight-complex="bold"/>
    </style:style>
    <style:style style:name="P16" style:family="paragraph" style:parent-style-name="Text_20_body">
      <style:text-properties style:text-underline-style="none" fo:font-weight="normal" officeooo:rsid="004abf84" officeooo:paragraph-rsid="004abf84" style:font-weight-asian="normal" style:font-weight-complex="normal"/>
    </style:style>
    <style:style style:name="P17" style:family="paragraph" style:parent-style-name="Text_20_body">
      <style:text-properties style:text-underline-style="none" fo:font-weight="normal" officeooo:rsid="0055a036" officeooo:paragraph-rsid="0055a036" style:font-weight-asian="normal" style:font-weight-complex="normal"/>
    </style:style>
    <style:style style:name="P18" style:family="paragraph" style:parent-style-name="Heading_20_1">
      <style:text-properties officeooo:rsid="00232790" officeooo:paragraph-rsid="00232790"/>
    </style:style>
    <style:style style:name="P19" style:family="paragraph" style:parent-style-name="Heading_20_1">
      <style:text-properties officeooo:rsid="0030b1ae" officeooo:paragraph-rsid="0030b1ae"/>
    </style:style>
    <style:style style:name="P20" style:family="paragraph" style:parent-style-name="Heading_20_1">
      <style:text-properties officeooo:rsid="0034dd1e" officeooo:paragraph-rsid="0034dd1e"/>
    </style:style>
    <style:style style:name="P21" style:family="paragraph" style:parent-style-name="Heading_20_1">
      <style:text-properties officeooo:rsid="0057472b" officeooo:paragraph-rsid="0057472b"/>
    </style:style>
    <style:style style:name="P22" style:family="paragraph" style:parent-style-name="Heading_20_2">
      <style:text-properties officeooo:rsid="001ff859" officeooo:paragraph-rsid="0030b1ae"/>
    </style:style>
    <style:style style:name="P23" style:family="paragraph" style:parent-style-name="Heading_20_2">
      <style:text-properties officeooo:rsid="00397584" officeooo:paragraph-rsid="00397584"/>
    </style:style>
    <style:style style:name="P24" style:family="paragraph" style:parent-style-name="Heading_20_2">
      <style:text-properties officeooo:rsid="003bd655" officeooo:paragraph-rsid="003bd655"/>
    </style:style>
    <style:style style:name="P25" style:family="paragraph" style:parent-style-name="Text_20_body" style:list-style-name="L1">
      <style:text-properties officeooo:rsid="001ff859" officeooo:paragraph-rsid="001ff859"/>
    </style:style>
    <style:style style:name="P26" style:family="paragraph" style:parent-style-name="Text_20_body" style:list-style-name="L1">
      <style:text-properties officeooo:rsid="001ff859" officeooo:paragraph-rsid="00283548"/>
    </style:style>
    <style:style style:name="P27" style:family="paragraph" style:parent-style-name="Text_20_body" style:list-style-name="L1">
      <style:text-properties officeooo:rsid="00232790" officeooo:paragraph-rsid="00283548"/>
    </style:style>
    <style:style style:name="P28" style:family="paragraph" style:parent-style-name="Text_20_body" style:list-style-name="L2">
      <style:text-properties officeooo:rsid="00232790" officeooo:paragraph-rsid="00283548"/>
    </style:style>
    <style:style style:name="P29" style:family="paragraph" style:parent-style-name="Text_20_body" style:list-style-name="L2">
      <style:text-properties officeooo:rsid="00232790" officeooo:paragraph-rsid="00287323"/>
    </style:style>
    <style:style style:name="P30" style:family="paragraph" style:parent-style-name="Text_20_body" style:list-style-name="L2">
      <style:text-properties officeooo:rsid="00232790" officeooo:paragraph-rsid="002d6681"/>
    </style:style>
    <style:style style:name="P31" style:family="paragraph" style:parent-style-name="Text_20_body" style:list-style-name="L3">
      <style:text-properties officeooo:rsid="002e78a9" officeooo:paragraph-rsid="002f0870"/>
    </style:style>
    <style:style style:name="P32" style:family="paragraph" style:parent-style-name="Text_20_body" style:list-style-name="L4">
      <style:text-properties officeooo:rsid="0032fc04" officeooo:paragraph-rsid="0032fc04"/>
    </style:style>
    <style:style style:name="P33" style:family="paragraph" style:parent-style-name="Text_20_body" style:list-style-name="L5">
      <style:text-properties officeooo:rsid="0039847f" officeooo:paragraph-rsid="0043b5e5"/>
    </style:style>
    <style:style style:name="P34" style:family="paragraph" style:parent-style-name="Text_20_body" style:list-style-name="L5">
      <style:text-properties officeooo:rsid="00422543" officeooo:paragraph-rsid="00422543"/>
    </style:style>
    <style:style style:name="P35" style:family="paragraph" style:parent-style-name="Text_20_body" style:list-style-name="L5">
      <style:text-properties officeooo:rsid="00422543" officeooo:paragraph-rsid="004a6dbd"/>
    </style:style>
    <style:style style:name="P36" style:family="paragraph" style:parent-style-name="Text_20_body" style:list-style-name="L6">
      <style:text-properties officeooo:rsid="004507dd" officeooo:paragraph-rsid="004507dd"/>
    </style:style>
    <style:style style:name="P37" style:family="paragraph" style:parent-style-name="Text_20_body" style:list-style-name="L6">
      <style:text-properties officeooo:rsid="0049d448" officeooo:paragraph-rsid="0049d448"/>
    </style:style>
    <style:style style:name="P38" style:family="paragraph" style:parent-style-name="Text_20_body" style:list-style-name="L5">
      <style:text-properties officeooo:rsid="0050d364" officeooo:paragraph-rsid="0050d364"/>
    </style:style>
    <style:style style:name="P39" style:family="paragraph" style:parent-style-name="Text_20_body" style:list-style-name="L5">
      <style:text-properties officeooo:rsid="00517169" officeooo:paragraph-rsid="00517169"/>
    </style:style>
    <style:style style:name="P40" style:family="paragraph" style:parent-style-name="Text_20_body" style:list-style-name="L5">
      <style:text-properties fo:font-weight="bold" officeooo:rsid="004afe5d" officeooo:paragraph-rsid="004afe5d" style:font-weight-asian="bold" style:font-weight-complex="bold"/>
    </style:style>
    <style:style style:name="P41" style:family="paragraph" style:parent-style-name="Text_20_body">
      <style:text-properties fo:font-weight="bold" officeooo:rsid="0057472b" officeooo:paragraph-rsid="0057472b" style:font-weight-asian="bold" style:font-weight-complex="bold"/>
    </style:style>
    <style:style style:name="P42" style:family="paragraph" style:parent-style-name="Text_20_body" style:list-style-name="L5">
      <style:text-properties officeooo:rsid="00550ddd" officeooo:paragraph-rsid="00550ddd"/>
    </style:style>
    <style:style style:name="P43" style:family="paragraph" style:parent-style-name="Text_20_body">
      <style:text-properties officeooo:rsid="00550ddd" officeooo:paragraph-rsid="00550ddd"/>
    </style:style>
    <style:style style:name="P44" style:family="paragraph" style:parent-style-name="Text_20_body">
      <style:text-properties officeooo:paragraph-rsid="0057472b"/>
    </style:style>
    <style:style style:name="P45" style:family="paragraph" style:parent-style-name="Text_20_body" style:list-style-name="L9">
      <style:text-properties fo:font-weight="normal" officeooo:rsid="0057472b" officeooo:paragraph-rsid="0057472b" style:font-weight-asian="normal" style:font-weight-complex="normal"/>
    </style:style>
    <style:style style:name="T1" style:family="text">
      <style:text-properties officeooo:rsid="0024b260"/>
    </style:style>
    <style:style style:name="T2" style:family="text">
      <style:text-properties officeooo:rsid="001ff859"/>
    </style:style>
    <style:style style:name="T3" style:family="text">
      <style:text-properties officeooo:rsid="00283548"/>
    </style:style>
    <style:style style:name="T4" style:family="text">
      <style:text-properties officeooo:rsid="00295049"/>
    </style:style>
    <style:style style:name="T5" style:family="text">
      <style:text-properties officeooo:rsid="002dd607"/>
    </style:style>
    <style:style style:name="T6" style:family="text">
      <style:text-properties officeooo:rsid="002f0870"/>
    </style:style>
    <style:style style:name="T7" style:family="text">
      <style:text-properties officeooo:rsid="0030ffcf"/>
    </style:style>
    <style:style style:name="T8" style:family="text">
      <style:text-properties officeooo:rsid="0036d709"/>
    </style:style>
    <style:style style:name="T9" style:family="text">
      <style:text-properties officeooo:rsid="00375713"/>
    </style:style>
    <style:style style:name="T10" style:family="text">
      <style:text-properties officeooo:rsid="00457a31"/>
    </style:style>
    <style:style style:name="T11" style:family="text">
      <style:text-properties officeooo:rsid="0046f430"/>
    </style:style>
    <style:style style:name="T12" style:family="text">
      <style:text-properties officeooo:rsid="00498dd1"/>
    </style:style>
    <style:style style:name="T13" style:family="text">
      <style:text-properties officeooo:rsid="0049d448"/>
    </style:style>
    <style:style style:name="T14" style:family="text">
      <style:text-properties officeooo:rsid="004abf84"/>
    </style:style>
    <style:style style:name="T15" style:family="text">
      <style:text-properties officeooo:rsid="004afe5d"/>
    </style:style>
    <style:style style:name="T16" style:family="text">
      <style:text-properties officeooo:rsid="0050d364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9d448" style:font-weight-asian="bold" style:font-weight-complex="bold"/>
    </style:style>
    <style:style style:name="T19" style:family="text">
      <style:text-properties fo:font-weight="bold" officeooo:rsid="0051a614" style:font-weight-asian="bold" style:font-weight-complex="bold"/>
    </style:style>
    <style:style style:name="T20" style:family="text">
      <style:text-properties fo:font-weight="bold" officeooo:rsid="005384f6" style:font-weight-asian="bold" style:font-weight-complex="bold"/>
    </style:style>
    <style:style style:name="T21" style:family="text">
      <style:text-properties fo:font-weight="bold" officeooo:rsid="004afe5d" style:font-weight-asian="bold" style:font-weight-complex="bold"/>
    </style:style>
    <style:style style:name="T22" style:family="text">
      <style:text-properties fo:font-weight="bold" officeooo:rsid="0055c3e6" style:font-weight-asian="bold" style:font-weight-complex="bold"/>
    </style:style>
    <style:style style:name="T23" style:family="text">
      <style:text-properties officeooo:rsid="00517169"/>
    </style:style>
    <style:style style:name="T24" style:family="text">
      <style:text-properties officeooo:rsid="00550331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56567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Notes</text:p>
      <text:p text:style-name="P1"/>
      <text:h text:style-name="P18" text:outline-level="1">Notes</text:h>
      <text:h text:style-name="P22" text:outline-level="2">26,<text:span text:style-name="T4">27,</text:span><text:span text:style-name="T5">28</text:span>/07 <text:span text:style-name="T5">Getting Youtube </text:span><text:span text:style-name="T6">raw data </text:span>:</text:h>
      <text:h text:style-name="Heading_20_2" text:outline-level="2">To do</text:h>
      <text:list text:style-name="L1">
        <text:list-item>
          <text:p text:style-name="P25">Get all videos from a channel ✅</text:p>
        </text:list-item>
        <text:list-item>
          <text:p text:style-name="P26">Get all captured videos captioned:✅</text:p>
          <text:list>
            <text:list-item>
              <text:p text:style-name="P27">Scribe as a subclass of yt.<text:span text:style-name="T2">✅</text:span>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28"><text:s/>Gets a youtube video object.<text:span text:style-name="T2">✅</text:span></text:p>
                </text:list-item>
                <text:list-item>
                  <text:p text:style-name="P29"><text:s/>Retrieves relative info <text:span text:style-name="T3">and store as dict </text:span><text:span text:style-name="T2">✅</text:span></text:p>
                </text:list-item>
                <text:list-item>
                  <text:p text:style-name="P29">convert to data frame<text:span text:style-name="T2">✅</text:span></text:p>
                </text:list-item>
                <text:list-item>
                  <text:p text:style-name="P30">. Transcribes <text:span text:style-name="T1">video</text:span><text:span text:style-name="T2">✅</text:span></text:p>
                </text:list-item>
              </text:list>
            </text:list-item>
          </text:list>
        </text:list-item>
      </text:list>
      <text:list text:style-name="L3">
        <text:list-item>
          <text:p text:style-name="P31">Clean up names<text:span text:style-name="T2">✅</text:span></text:p>
        </text:list-item>
      </text:list>
      <text:p text:style-name="P4">Note that in the playlist.items().list() The id is playlist item id. NOT the video id. To get the video id you must access resourcesID.videoID.</text:p>
      <text:p text:style-name="P1"/>
      <text:h text:style-name="P19" text:outline-level="1">28/07 : <text:span text:style-name="T7">ETL</text:span></text:h>
      <text:h text:style-name="Heading_20_2" text:outline-level="2">To do:</text:h>
      <text:list text:style-name="L4">
        <text:list-item>
          <text:p text:style-name="P32">Transform metrics video<text:span text:style-name="T2">✅</text:span></text:p>
        </text:list-item>
        <text:list-item>
          <text:p text:style-name="P32">Transform metrics captions<text:span text:style-name="T2">✅</text:span></text:p>
        </text:list-item>
        <text:list-item>
          <text:p text:style-name="P32">Join metrics and format <text:span text:style-name="T2">✅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h text:style-name="P20" text:outline-level="1"><text:soft-page-break/><text:span text:style-name="T8">30,</text:span><text:span text:style-name="T9">1</text:span>/0<text:span text:style-name="T14">7</text:span>,<text:span text:style-name="T14">08/08,</text:span><text:span text:style-name="T16">10/08</text:span>: NLP</text:h>
      <text:h text:style-name="Heading_20_2" text:outline-level="2">Progress Comment</text:h>
      <text:p text:style-name="P13">01/0<text:span text:style-name="T14">8</text:span></text:p>
      <text:p text:style-name="P12">I’ve finished the YouTube data retrieval and etl backbone of this project. So that is milestone 1 complete. Next is to do the NLP part so I can get data for analysis and create some good views. I think I’m going to make the scope of this always comparing to one channel. So user will have a standard to get insight from. These insights will then be done via Dash through django. I can create custom user interactions to create their views.</text:p>
      <text:p text:style-name="P12"/>
      <text:p text:style-name="P14">09/08</text:p>
      <text:p text:style-name="P16">Finished the summarisation part. The computation time is adding up. Rounding about 8 minutes per video to be summarised. I think it will be definitely a good idea to impose limits on the rest of the NLP functions. As well as making a demo video for companies to look at. This will mean to save the results of each function for the demo. Pretty good work so far. <text:span text:style-name="T15">Going to transcribe the 50 videos overnight. Tomorrow I do NER. </text:span></text:p>
      <text:p text:style-name="P16"/>
      <text:p text:style-name="P15">15/08</text:p>
      <text:p text:style-name="P17">Finished SA and saved. Next I just need to do final data transformation and plan some views so that I can display them. This is the last step before I step into django. </text:p>
      <text:p text:style-name="P16"/>
      <text:p text:style-name="P12"/>
      <text:h text:style-name="P23" text:outline-level="2">To Do:</text:h>
      <text:list xml:id="list2838475071" text:style-name="L5">
        <text:list-item>
          <text:p text:style-name="P33">Create technique list<text:span text:style-name="T2">✅</text:span></text:p>
        </text:list-item>
        <text:list-item>
          <text:p text:style-name="P34"><text:s/>Intra-Channel:</text:p>
          <text:list>
            <text:list-item>
              <text:p text:style-name="P35"><text:span text:style-name="T21">Text Summary</text:span><text:span text:style-name="T15"> </text:span><text:span text:style-name="T2">✅</text:span>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36"><text:span text:style-name="T18">[PROBLEM]</text:span><text:span text:style-name="T13"> </text:span>Transformers has maximum token limit. May need to split captions in half <text:span text:style-name="T10">and then do them. </text:span><text:span text:style-name="T11">Will need to split in half until full stop. Have it transformed. And then stitch them together. </text:span><text:span text:style-name="T12">Therefore should really get data as dict:list rather than data frame.</text:span></text:p>
                  <text:list>
                    <text:list-item>
                      <text:p text:style-name="P37"><text:span text:style-name="T17">[SOLVED] </text:span>Use longT5 Works fine though it takes approximate 4:30 minutes to translate one video. </text:p>
                    </text:list-item>
                  </text:list>
                </text:list-item>
              </text:list>
            </text:list-item>
          </text:list>
        </text:list-item>
      </text:list>
      <text:list xml:id="list155906648692742" text:continue-list="list2838475071" text:style-name="L5">
        <text:list-item>
          <text:list>
            <text:list-item>
              <text:p text:style-name="P34"><text:span text:style-name="T17">Named Entity Recognition</text:span>🚧</text:p>
              <text:list>
                <text:list-item>
                  <text:p text:style-name="P38"><text:span text:style-name="T17">[Problem]</text:span> R<text:span text:style-name="T23">e</text:span>sult of NER is a list[str(list)] need somehow to the list of it so I can access the data for data analysis. </text:p>
                </text:list-item>
                <text:list-item>
                  <text:p text:style-name="P39"><text:span text:style-name="T19">[WIP- </text:span><text:span text:style-name="T20">Solving this when I’m doing dash boarding</text:span><text:span text:style-name="T19">] </text:span>Data is dict[NER:List[[str],<text:soft-page-break/>[str]]. The actual outputs are List[dict], which is presented as a string within data[‘NER’]</text:p>
                </text:list-item>
              </text:list>
            </text:list-item>
            <text:list-item>
              <text:p text:style-name="P40">Sentiment Analysis </text:p>
              <text:list>
                <text:list-item>
                  <text:p text:style-name="P42"><text:span text:style-name="T17">[Problem- </text:span><text:span text:style-name="T22">WIP</text:span><text:span text:style-name="T17">] </text:span><text:span text:style-name="T25">Result is also in a fucked up file of: “[[]]” So I’ll need untangle that as I’m doing data transformation. </text:span></text:p>
                </text:list-item>
              </text:list>
            </text:list-item>
          </text:list>
        </text:list-item>
      </text:list>
      <text:p text:style-name="P43"><text:span text:style-name="T25"/></text:p>
      <text:h text:style-name="P21" text:outline-level="1">Youtube Data Rework: 22/08</text:h>
      <text:p text:style-name="P41">To Do:</text:p>
      <text:list xml:id="list2283585482" text:style-name="L9">
        <text:list-item>
          <text:p text:style-name="P45">Rework vt video</text:p>
        </text:list-item>
        <text:list-item>
          <text:p text:style-name="P45">Rework scribe</text:p>
        </text:list-item>
        <text:list-item>
          <text:p text:style-name="P45">Rework ETL</text:p>
        </text:list-item>
      </text:list>
      <text:p text:style-name="P44"/>
      <text:p text:style-name="P44"/>
      <text:p text:style-name="P44"/>
      <text:p text:style-name="P43"><text:span text:style-name="T25"/></text:p>
      <text:h text:style-name="P24" text:outline-level="2">Notes</text:h>
      <text:p text:style-name="P6">Table <text:sequence text:ref-name="refTable0" text:name="Table" text:formula="ooow:Table+1" style:num-format="1">1</text:sequenc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NLP Technique</text:p>
          </table:table-cell>
          <table:table-cell table:style-name="Table1.A1" office:value-type="string">
            <text:p text:style-name="P7">Source</text:p>
          </table:table-cell>
          <table:table-cell table:style-name="Table1.C1" office:value-type="string">
            <text:p text:style-name="P7">Uses</text:p>
          </table:table-cell>
        </table:table-row>
        <table:table-row table:style-name="Table1.1">
          <table:table-cell table:style-name="Table1.A2" office:value-type="string">
            <text:p text:style-name="P8">Sentiment Analysis </text:p>
          </table:table-cell>
          <table:table-cell table:style-name="Table1.A2" office:value-type="string">
            <text:p text:style-name="P8">SamLowe/roberta-base-go_emotions</text:p>
          </table:table-cell>
          <table:table-cell table:style-name="Table1.C2" office:value-type="string">
            <text:p text:style-name="P8">+/- Above the video</text:p>
          </table:table-cell>
        </table:table-row>
        <table:table-row table:style-name="Table1.1">
          <table:table-cell table:style-name="Table1.A2" office:value-type="string">
            <text:p text:style-name="P8">Named Entity Recognition <text:span text:style-name="T24">[WIP]</text:span></text:p>
          </table:table-cell>
          <table:table-cell table:style-name="Table1.A2" office:value-type="string">
            <text:p text:style-name="P8">dslim/bert-base-NER</text:p>
          </table:table-cell>
          <table:table-cell table:style-name="Table1.C2" office:value-type="string">
            <text:p text:style-name="P8">Creation of Tags and counts of important keywords </text:p>
          </table:table-cell>
        </table:table-row>
        <table:table-row table:style-name="Table1.1">
          <table:table-cell table:style-name="Table1.A2" office:value-type="string">
            <text:p text:style-name="P9">Text Summary<text:span text:style-name="T2">✅</text:span></text:p>
          </table:table-cell>
          <table:table-cell table:style-name="Table1.A2" office:value-type="string">
            <text:p text:style-name="P8">facebook/bart-large-cnn</text:p>
          </table:table-cell>
          <table:table-cell table:style-name="Table1.C2" office:value-type="string">
            <text:p text:style-name="P8">So user just read a video summary.</text:p>
          </table:table-cell>
        </table:table-row>
        <table:table-row table:style-name="Table1.1">
          <table:table-cell table:style-name="Table1.A2" office:value-type="string">
            <text:p text:style-name="P8">Topic Modelling <text:span text:style-name="T24">[DROPPED</text:span><text:span text:style-name="T26">]</text:span></text:p>
          </table:table-cell>
          <table:table-cell table:style-name="Table1.A2" office:value-type="string">
            <text:p text:style-name="P11">BerTopic</text:p>
          </table:table-cell>
          <table:table-cell table:style-name="Table1.C2" office:value-type="string">
            <text:p text:style-name="P8">Clusters of information around key words</text:p>
          </table:table-cell>
        </table:table-row>
        <table:table-row table:style-name="Table1.1">
          <table:table-cell table:style-name="Table1.A2" office:value-type="string">
            <text:p text:style-name="P8">AI Q&amp;A <text:span text:style-name="T24">[DROPPED]</text:span></text:p>
          </table:table-cell>
          <table:table-cell table:style-name="Table1.A2" office:value-type="string">
            <text:p text:style-name="P10">Chat PDF</text:p>
            <text:p text:style-name="P10">GPT</text:p>
            <text:p text:style-name="P10">https://github.com/marqo-ai/marqo/blob/mainline/examples/GPT-examples/article/article.md</text:p>
          </table:table-cell>
          <table:table-cell table:style-name="Table1.C2" office:value-type="string">
            <text:p text:style-name="P8">Upload summary text or normal text and asks questions about each video.</text:p>
          </table:table-cell>
        </table:table-row>
      </table:table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h text:style-name="Heading_20_1" text:outline-level="1">Youtube API Handbook 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2T15:59:05.231000000</dc:date>
    <meta:editing-duration>PT16H14M34S</meta:editing-duration>
    <meta:editing-cycles>56</meta:editing-cycles>
    <meta:generator>LibreOffice/7.4.3.2$Windows_X86_64 LibreOffice_project/1048a8393ae2eeec98dff31b5c133c5f1d08b890</meta:generator>
    <meta:document-statistic meta:table-count="1" meta:image-count="0" meta:object-count="0" meta:page-count="4" meta:paragraph-count="65" meta:word-count="542" meta:character-count="3139" meta:non-whitespace-character-count="2674"/>
  </office:meta>
</office:document-meta>
</file>